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4000000AD9C2C92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12.4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18.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06cm" svg:y="3.863cm" svg:width="9.419cm" svg:height="2.817cm" draw:z-index="0"><draw:image xlink:href="Pictures/1000000000000414000000AD9C2C9214.png" xlink:type="simple" xlink:show="embed" xlink:actuate="onLoad"/></draw:frame><draw:frame draw:style-name="fr2" draw:name="Image2" text:anchor-type="paragraph" svg:x="0.159cm" svg:y="0.476cm" svg:width="17cm" svg:height="2.817cm" draw:z-index="1"><draw:image xlink:href="Pictures/1000000000000414000000AD9C2C9214.png" xlink:type="simple" xlink:show="embed" xlink:actuate="onLoad"/></draw:frame><draw:frame draw:style-name="fr3" draw:name="Image3" text:anchor-type="paragraph" svg:x="0.159cm" svg:y="7.17cm" svg:width="5.47cm" svg:height="2.84cm" draw:z-index="2"><draw:image xlink:href="Pictures/1000000000000414000000AD9C2C92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 </meta:initial-creator>
    <meta:creation-date>2015-08-06T11:55:42.112310863</meta:creation-date>
    <dc:date>2015-08-06T12:01:30.638952701</dc:date>
    <dc:creator>santi </dc:creator>
    <meta:editing-duration>P0D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